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0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0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0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 table:number-rows-repeated="118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5.33333333333333">
            <text:p>5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160">
            <text:p>16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8S</meta:editing-duration>
    <meta:editing-cycles>3</meta:editing-cycles>
    <meta:generator>OpenOffice/4.0.1$Win32 OpenOffice.org_project/401m5$Build-9714</meta:generator>
    <dc:date>2015-04-18T16:36:20.26</dc:date>
    <dc:creator>adrien haegel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